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0072" calcext:value-type="float">
            <text:p>173.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42808" calcext:value-type="float">
            <text:p>173.3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36712" calcext:value-type="float">
            <text:p>173.3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25104" calcext:value-type="float">
            <text:p>173.4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4248" calcext:value-type="float">
            <text:p>173.4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58048" calcext:value-type="float">
            <text:p>173.3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61096" calcext:value-type="float">
            <text:p>173.3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692" calcext:value-type="float">
            <text:p>173.4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22056" calcext:value-type="float">
            <text:p>173.4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06816" calcext:value-type="float">
            <text:p>173.4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2" calcext:value-type="float">
            <text:p>173.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95792" calcext:value-type="float">
            <text:p>173.5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74" calcext:value-type="float">
            <text:p>173.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23224" calcext:value-type="float">
            <text:p>173.6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89696" calcext:value-type="float">
            <text:p>173.5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07984" calcext:value-type="float">
            <text:p>173.6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9216" calcext:value-type="float">
            <text:p>173.5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3788" calcext:value-type="float">
            <text:p>173.5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0072" calcext:value-type="float">
            <text:p>173.5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11032" calcext:value-type="float">
            <text:p>173.6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53704" calcext:value-type="float">
            <text:p>173.6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96376" calcext:value-type="float">
            <text:p>173.6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29904" calcext:value-type="float">
            <text:p>173.7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9048" calcext:value-type="float">
            <text:p>173.7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17712" calcext:value-type="float">
            <text:p>173.7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7504" calcext:value-type="float">
            <text:p>173.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38464" calcext:value-type="float">
            <text:p>173.6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68944" calcext:value-type="float">
            <text:p>173.6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75624" calcext:value-type="float">
            <text:p>173.7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93328" calcext:value-type="float">
            <text:p>173.6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60384" calcext:value-type="float">
            <text:p>173.7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67064" calcext:value-type="float">
            <text:p>173.8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4936" calcext:value-type="float">
            <text:p>173.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7984" calcext:value-type="float">
            <text:p>173.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76792" calcext:value-type="float">
            <text:p>173.9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31072" calcext:value-type="float">
            <text:p>173.9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55456" calcext:value-type="float">
            <text:p>173.9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82888" calcext:value-type="float">
            <text:p>173.9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31656" calcext:value-type="float">
            <text:p>174.0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49944" calcext:value-type="float">
            <text:p>174.0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73744" calcext:value-type="float">
            <text:p>173.9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06688" calcext:value-type="float">
            <text:p>173.9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79256" calcext:value-type="float">
            <text:p>173.8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51824" calcext:value-type="float">
            <text:p>173.8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30488" calcext:value-type="float">
            <text:p>173.8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30488" calcext:value-type="float">
            <text:p>173.8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122" calcext:value-type="float">
            <text:p>173.8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72576" calcext:value-type="float">
            <text:p>173.7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63432" calcext:value-type="float">
            <text:p>173.7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5124" calcext:value-type="float">
            <text:p>173.7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84184" calcext:value-type="float">
            <text:p>173.6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41512" calcext:value-type="float">
            <text:p>173.6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2932" calcext:value-type="float">
            <text:p>173.6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2932" calcext:value-type="float">
            <text:p>173.6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20176" calcext:value-type="float">
            <text:p>173.6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1408" calcext:value-type="float">
            <text:p>173.5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312" calcext:value-type="float">
            <text:p>173.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62264" calcext:value-type="float">
            <text:p>173.5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9216" calcext:value-type="float">
            <text:p>173.5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312" calcext:value-type="float">
            <text:p>173.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47024" calcext:value-type="float">
            <text:p>173.5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4456" calcext:value-type="float">
            <text:p>173.5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4456" calcext:value-type="float">
            <text:p>173.5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6168" calcext:value-type="float">
            <text:p>173.5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25688" calcext:value-type="float">
            <text:p>173.5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312" calcext:value-type="float">
            <text:p>173.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89696" calcext:value-type="float">
            <text:p>173.5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7504" calcext:value-type="float">
            <text:p>173.5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4456" calcext:value-type="float">
            <text:p>173.5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09992" calcext:value-type="float">
            <text:p>172.9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61408" calcext:value-type="float">
            <text:p>173.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9216" calcext:value-type="float">
            <text:p>173.5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2264" calcext:value-type="float">
            <text:p>173.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28152" calcext:value-type="float">
            <text:p>173.4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4644" calcext:value-type="float">
            <text:p>173.4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0824" calcext:value-type="float">
            <text:p>173.4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16544" calcext:value-type="float">
            <text:p>173.5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3788" calcext:value-type="float">
            <text:p>173.5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25688" calcext:value-type="float">
            <text:p>173.5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74" calcext:value-type="float">
            <text:p>173.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40928" calcext:value-type="float">
            <text:p>173.5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56168" calcext:value-type="float">
            <text:p>173.5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77504" calcext:value-type="float">
            <text:p>173.5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62264" calcext:value-type="float">
            <text:p>173.5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25688" calcext:value-type="float">
            <text:p>173.5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74" calcext:value-type="float">
            <text:p>173.5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1304" calcext:value-type="float">
            <text:p>173.5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13496" calcext:value-type="float">
            <text:p>173.5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1304" calcext:value-type="float">
            <text:p>173.5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86064" calcext:value-type="float">
            <text:p>173.4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58632" calcext:value-type="float">
            <text:p>173.4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3872" calcext:value-type="float">
            <text:p>173.4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79968" calcext:value-type="float">
            <text:p>173.4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55584" calcext:value-type="float">
            <text:p>173.4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4644" calcext:value-type="float">
            <text:p>173.4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28152" calcext:value-type="float">
            <text:p>173.4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73288" calcext:value-type="float">
            <text:p>173.3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8548" calcext:value-type="float">
            <text:p>173.3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0072" calcext:value-type="float">
            <text:p>173.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67192" calcext:value-type="float">
            <text:p>173.3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55" calcext:value-type="float">
            <text:p>173.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76336" calcext:value-type="float">
            <text:p>173.3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73288" calcext:value-type="float">
            <text:p>173.3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73288" calcext:value-type="float">
            <text:p>173.3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91576" calcext:value-type="float">
            <text:p>173.3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30616" calcext:value-type="float">
            <text:p>173.3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51952" calcext:value-type="float">
            <text:p>173.3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82432" calcext:value-type="float">
            <text:p>173.3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48904" calcext:value-type="float">
            <text:p>173.3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9404" calcext:value-type="float">
            <text:p>173.2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788" calcext:value-type="float">
            <text:p>173.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72704" calcext:value-type="float">
            <text:p>173.2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39176" calcext:value-type="float">
            <text:p>173.2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42224" calcext:value-type="float">
            <text:p>173.2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93456" calcext:value-type="float">
            <text:p>173.1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69072" calcext:value-type="float">
            <text:p>173.1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84312" calcext:value-type="float">
            <text:p>173.1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264" calcext:value-type="float">
            <text:p>173.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83728" calcext:value-type="float">
            <text:p>173.0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47152" calcext:value-type="float">
            <text:p>173.0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5336" calcext:value-type="float">
            <text:p>172.9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13624" calcext:value-type="float">
            <text:p>173.0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13624" calcext:value-type="float">
            <text:p>173.0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2288" calcext:value-type="float">
            <text:p>172.9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2828" calcext:value-type="float">
            <text:p>172.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40472" calcext:value-type="float">
            <text:p>172.9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06944" calcext:value-type="float">
            <text:p>172.9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5208" calcext:value-type="float">
            <text:p>172.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88072" calcext:value-type="float">
            <text:p>172.7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72832" calcext:value-type="float">
            <text:p>172.7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69784" calcext:value-type="float">
            <text:p>172.7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3016" calcext:value-type="float">
            <text:p>172.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96632" calcext:value-type="float">
            <text:p>172.6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78344" calcext:value-type="float">
            <text:p>172.6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3752" calcext:value-type="float">
            <text:p>172.5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9368" calcext:value-type="float">
            <text:p>172.4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7108" calcext:value-type="float">
            <text:p>172.4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46112" calcext:value-type="float">
            <text:p>172.3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3392" calcext:value-type="float">
            <text:p>172.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4916" calcext:value-type="float">
            <text:p>172.3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00976" calcext:value-type="float">
            <text:p>172.4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58888" calcext:value-type="float">
            <text:p>172.4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92416" calcext:value-type="float">
            <text:p>172.4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00976" calcext:value-type="float">
            <text:p>172.4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9488" calcext:value-type="float">
            <text:p>172.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46696" calcext:value-type="float">
            <text:p>172.4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55256" calcext:value-type="float">
            <text:p>172.3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4296" calcext:value-type="float">
            <text:p>172.2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36384" calcext:value-type="float">
            <text:p>172.2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93712" calcext:value-type="float">
            <text:p>172.1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87616" calcext:value-type="float">
            <text:p>172.1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0532" calcext:value-type="float">
            <text:p>172.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96176" calcext:value-type="float">
            <text:p>172.0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596" calcext:value-type="float">
            <text:p>172.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80936" calcext:value-type="float">
            <text:p>172.0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62648" calcext:value-type="float">
            <text:p>172.0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92544" calcext:value-type="float">
            <text:p>171.9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65112" calcext:value-type="float">
            <text:p>171.9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2244" calcext:value-type="float">
            <text:p>171.9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79768" calcext:value-type="float">
            <text:p>171.8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9664" calcext:value-type="float">
            <text:p>171.8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82232" calcext:value-type="float">
            <text:p>171.7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79184" calcext:value-type="float">
            <text:p>171.7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60896" calcext:value-type="float">
            <text:p>171.7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15176" calcext:value-type="float">
            <text:p>171.7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42024" calcext:value-type="float">
            <text:p>171.6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0104" calcext:value-type="float">
            <text:p>171.5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" calcext:value-type="float">
            <text:p>17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1232" calcext:value-type="float">
            <text:p>171.4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06744" calcext:value-type="float">
            <text:p>171.3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3112" calcext:value-type="float">
            <text:p>171.2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616" calcext:value-type="float">
            <text:p>171.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0544" calcext:value-type="float">
            <text:p>171.2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9208" calcext:value-type="float">
            <text:p>171.2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7976" calcext:value-type="float">
            <text:p>171.2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70168" calcext:value-type="float">
            <text:p>171.2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3592" calcext:value-type="float">
            <text:p>171.2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7496" calcext:value-type="float">
            <text:p>171.2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0816" calcext:value-type="float">
            <text:p>171.1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11088" calcext:value-type="float">
            <text:p>171.0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95264" calcext:value-type="float">
            <text:p>170.8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28792" calcext:value-type="float">
            <text:p>170.9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59272" calcext:value-type="float">
            <text:p>170.9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67832" calcext:value-type="float">
            <text:p>170.8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09336" calcext:value-type="float">
            <text:p>170.7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4228" calcext:value-type="float">
            <text:p>170.6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05704" calcext:value-type="float">
            <text:p>170.6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608" calcext:value-type="float">
            <text:p>170.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3032" calcext:value-type="float">
            <text:p>170.5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356" calcext:value-type="float">
            <text:p>170.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50256" calcext:value-type="float">
            <text:p>170.4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19776" calcext:value-type="float">
            <text:p>170.4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64912" calcext:value-type="float">
            <text:p>170.3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64328" calcext:value-type="float">
            <text:p>170.2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60696" calcext:value-type="float">
            <text:p>170.1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26584" calcext:value-type="float">
            <text:p>170.0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35144" calcext:value-type="float">
            <text:p>169.9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3456" calcext:value-type="float">
            <text:p>169.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4832" calcext:value-type="float">
            <text:p>169.7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5208" calcext:value-type="float">
            <text:p>169.6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9968" calcext:value-type="float">
            <text:p>169.6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3184" calcext:value-type="float">
            <text:p>169.4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0136" calcext:value-type="float">
            <text:p>169.4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44416" calcext:value-type="float">
            <text:p>169.4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6504" calcext:value-type="float">
            <text:p>169.3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8696" calcext:value-type="float">
            <text:p>169.3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3184" calcext:value-type="float">
            <text:p>169.4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024" calcext:value-type="float">
            <text:p>169.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096" calcext:value-type="float">
            <text:p>169.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0552" calcext:value-type="float">
            <text:p>169.7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37608" calcext:value-type="float">
            <text:p>169.8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30216" calcext:value-type="float">
            <text:p>170.1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23408" calcext:value-type="float">
            <text:p>170.5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2384" calcext:value-type="float">
            <text:p>170.7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75808" calcext:value-type="float">
            <text:p>170.6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48376" calcext:value-type="float">
            <text:p>170.6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36768" calcext:value-type="float">
            <text:p>170.7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58104" calcext:value-type="float">
            <text:p>170.7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39816" calcext:value-type="float">
            <text:p>170.7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94096" calcext:value-type="float">
            <text:p>170.6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1528" calcext:value-type="float">
            <text:p>170.7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5432" calcext:value-type="float">
            <text:p>170.7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69712" calcext:value-type="float">
            <text:p>170.6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7624" calcext:value-type="float">
            <text:p>170.7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94096" calcext:value-type="float">
            <text:p>170.6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1152" calcext:value-type="float">
            <text:p>170.7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30088" calcext:value-type="float">
            <text:p>170.6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24576" calcext:value-type="float">
            <text:p>170.7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3824" calcext:value-type="float">
            <text:p>170.8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97144" calcext:value-type="float">
            <text:p>170.6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36768" calcext:value-type="float">
            <text:p>170.7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42" calcext:value-type="float">
            <text:p>170.7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404" calcext:value-type="float">
            <text:p>170.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9168" calcext:value-type="float">
            <text:p>170.8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6976" calcext:value-type="float">
            <text:p>170.8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22112" calcext:value-type="float">
            <text:p>170.8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7248" calcext:value-type="float">
            <text:p>170.7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6976" calcext:value-type="float">
            <text:p>170.8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1632" calcext:value-type="float">
            <text:p>170.7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04408" calcext:value-type="float">
            <text:p>170.9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468" calcext:value-type="float">
            <text:p>170.7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088" calcext:value-type="float">
            <text:p>170.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80608" calcext:value-type="float">
            <text:p>170.9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72048" calcext:value-type="float">
            <text:p>171.0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44032" calcext:value-type="float">
            <text:p>170.9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7756" calcext:value-type="float">
            <text:p>170.9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62904" calcext:value-type="float">
            <text:p>171.0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12256" calcext:value-type="float">
            <text:p>171.2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4928" calcext:value-type="float">
            <text:p>171.2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4072" calcext:value-type="float">
            <text:p>171.2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00648" calcext:value-type="float">
            <text:p>171.3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25032" calcext:value-type="float">
            <text:p>171.3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1504" calcext:value-type="float">
            <text:p>171.2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76" calcext:value-type="float">
            <text:p>171.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76264" calcext:value-type="float">
            <text:p>171.2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86704" calcext:value-type="float">
            <text:p>170.9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8624" calcext:value-type="float">
            <text:p>171.1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1296" calcext:value-type="float">
            <text:p>171.1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5576" calcext:value-type="float">
            <text:p>171.1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53176" calcext:value-type="float">
            <text:p>170.9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04992" calcext:value-type="float">
            <text:p>171.0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95848" calcext:value-type="float">
            <text:p>170.9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11088" calcext:value-type="float">
            <text:p>171.0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65368" calcext:value-type="float">
            <text:p>170.9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86704" calcext:value-type="float">
            <text:p>170.9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56808" calcext:value-type="float">
            <text:p>171.0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3864" calcext:value-type="float">
            <text:p>171.1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6536" calcext:value-type="float">
            <text:p>171.1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42152" calcext:value-type="float">
            <text:p>171.1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84824" calcext:value-type="float">
            <text:p>171.1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6536" calcext:value-type="float">
            <text:p>171.1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11672" calcext:value-type="float">
            <text:p>171.1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17184" calcext:value-type="float">
            <text:p>171.0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3008" calcext:value-type="float">
            <text:p>171.1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7976" calcext:value-type="float">
            <text:p>171.2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1472" calcext:value-type="float">
            <text:p>171.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4448" calcext:value-type="float">
            <text:p>171.2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48832" calcext:value-type="float">
            <text:p>171.2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45784" calcext:value-type="float">
            <text:p>171.2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72632" calcext:value-type="float">
            <text:p>171.1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87872" calcext:value-type="float">
            <text:p>171.1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044" calcext:value-type="float">
            <text:p>171.1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96432" calcext:value-type="float">
            <text:p>171.0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3592" calcext:value-type="float">
            <text:p>171.2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78728" calcext:value-type="float">
            <text:p>171.1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93384" calcext:value-type="float">
            <text:p>171.0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0064" calcext:value-type="float">
            <text:p>171.2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3592" calcext:value-type="float">
            <text:p>171.2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6056" calcext:value-type="float">
            <text:p>171.1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0064" calcext:value-type="float">
            <text:p>171.2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996" calcext:value-type="float">
            <text:p>171.1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2528" calcext:value-type="float">
            <text:p>171.1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7016" calcext:value-type="float">
            <text:p>171.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7016" calcext:value-type="float">
            <text:p>171.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42152" calcext:value-type="float">
            <text:p>171.1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3968" calcext:value-type="float">
            <text:p>171.1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7392" calcext:value-type="float">
            <text:p>171.1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12256" calcext:value-type="float">
            <text:p>171.2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42736" calcext:value-type="float">
            <text:p>171.2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12256" calcext:value-type="float">
            <text:p>171.2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4344" calcext:value-type="float">
            <text:p>171.1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11088" calcext:value-type="float">
            <text:p>171.0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6056" calcext:value-type="float">
            <text:p>171.1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9104" calcext:value-type="float">
            <text:p>171.1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85408" calcext:value-type="float">
            <text:p>171.2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3112" calcext:value-type="float">
            <text:p>171.2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9584" calcext:value-type="float">
            <text:p>171.1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75096" calcext:value-type="float">
            <text:p>171.0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8624" calcext:value-type="float">
            <text:p>171.1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4448" calcext:value-type="float">
            <text:p>171.2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712" calcext:value-type="float">
            <text:p>171.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21984" calcext:value-type="float">
            <text:p>171.3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18936" calcext:value-type="float">
            <text:p>171.3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1024" calcext:value-type="float">
            <text:p>171.2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46368" calcext:value-type="float">
            <text:p>171.3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61608" calcext:value-type="float">
            <text:p>171.3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52464" calcext:value-type="float">
            <text:p>171.3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738" calcext:value-type="float">
            <text:p>171.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31128" calcext:value-type="float">
            <text:p>171.3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1024" calcext:value-type="float">
            <text:p>171.2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712" calcext:value-type="float">
            <text:p>171.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0064" calcext:value-type="float">
            <text:p>171.2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4448" calcext:value-type="float">
            <text:p>171.2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76" calcext:value-type="float">
            <text:p>171.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76" calcext:value-type="float">
            <text:p>171.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4552" calcext:value-type="float">
            <text:p>171.2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42736" calcext:value-type="float">
            <text:p>171.2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9208" calcext:value-type="float">
            <text:p>171.2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712" calcext:value-type="float">
            <text:p>171.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712" calcext:value-type="float">
            <text:p>171.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48248" calcext:value-type="float">
            <text:p>171.1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4072" calcext:value-type="float">
            <text:p>171.2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3664" calcext:value-type="float">
            <text:p>171.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3488" calcext:value-type="float">
            <text:p>171.1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4344" calcext:value-type="float">
            <text:p>171.1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72632" calcext:value-type="float">
            <text:p>171.1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70168" calcext:value-type="float">
            <text:p>171.2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4448" calcext:value-type="float">
            <text:p>171.2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93384" calcext:value-type="float">
            <text:p>171.0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20232" calcext:value-type="float">
            <text:p>171.0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89752" calcext:value-type="float">
            <text:p>170.9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98312" calcext:value-type="float">
            <text:p>170.8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9648" calcext:value-type="float">
            <text:p>170.9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3852" calcext:value-type="float">
            <text:p>171.0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4344" calcext:value-type="float">
            <text:p>171.1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17768" calcext:value-type="float">
            <text:p>171.1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4928" calcext:value-type="float">
            <text:p>171.2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22568" calcext:value-type="float">
            <text:p>171.4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904" calcext:value-type="float">
            <text:p>171.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7328" calcext:value-type="float">
            <text:p>171.4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952" calcext:value-type="float">
            <text:p>171.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5992" calcext:value-type="float">
            <text:p>171.3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31128" calcext:value-type="float">
            <text:p>171.3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67704" calcext:value-type="float">
            <text:p>171.3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15888" calcext:value-type="float">
            <text:p>171.3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57392" calcext:value-type="float">
            <text:p>171.1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3864" calcext:value-type="float">
            <text:p>171.1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35472" calcext:value-type="float">
            <text:p>171.0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66" calcext:value-type="float">
            <text:p>170.9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992" calcext:value-type="float">
            <text:p>170.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88584" calcext:value-type="float">
            <text:p>170.7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5432" calcext:value-type="float">
            <text:p>170.7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3072" calcext:value-type="float">
            <text:p>170.8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6056" calcext:value-type="float">
            <text:p>171.1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6576" calcext:value-type="float">
            <text:p>171.4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29832" calcext:value-type="float">
            <text:p>171.6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1064" calcext:value-type="float">
            <text:p>171.5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18224" calcext:value-type="float">
            <text:p>171.7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2984" calcext:value-type="float">
            <text:p>171.7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288" calcext:value-type="float">
            <text:p>171.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9384" calcext:value-type="float">
            <text:p>171.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9288" calcext:value-type="float">
            <text:p>171.8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624" calcext:value-type="float">
            <text:p>171.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10248" calcext:value-type="float">
            <text:p>171.9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0144" calcext:value-type="float">
            <text:p>171.8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624" calcext:value-type="float">
            <text:p>171.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79768" calcext:value-type="float">
            <text:p>171.8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65112" calcext:value-type="float">
            <text:p>171.9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834" calcext:value-type="float">
            <text:p>171.9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3776" calcext:value-type="float">
            <text:p>171.9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052" calcext:value-type="float">
            <text:p>171.8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12712" calcext:value-type="float">
            <text:p>171.8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51752" calcext:value-type="float">
            <text:p>171.7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79184" calcext:value-type="float">
            <text:p>171.7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94424" calcext:value-type="float">
            <text:p>171.7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3568" calcext:value-type="float">
            <text:p>171.8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8432" calcext:value-type="float">
            <text:p>171.8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62648" calcext:value-type="float">
            <text:p>172.0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358" calcext:value-type="float">
            <text:p>172.1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4296" calcext:value-type="float">
            <text:p>172.2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00976" calcext:value-type="float">
            <text:p>172.4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07656" calcext:value-type="float">
            <text:p>172.5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89952" calcext:value-type="float">
            <text:p>172.5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11872" calcext:value-type="float">
            <text:p>172.7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33792" calcext:value-type="float">
            <text:p>172.8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6356" calcext:value-type="float">
            <text:p>173.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26984" calcext:value-type="float">
            <text:p>173.2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36128" calcext:value-type="float">
            <text:p>173.2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32496" calcext:value-type="float">
            <text:p>173.1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8736" calcext:value-type="float">
            <text:p>173.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026" calcext:value-type="float">
            <text:p>173.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05648" calcext:value-type="float">
            <text:p>173.2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75168" calcext:value-type="float">
            <text:p>173.1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62976" calcext:value-type="float">
            <text:p>173.1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99552" calcext:value-type="float">
            <text:p>173.1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62976" calcext:value-type="float">
            <text:p>173.1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11744" calcext:value-type="float">
            <text:p>173.2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9404" calcext:value-type="float">
            <text:p>173.2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87944" calcext:value-type="float">
            <text:p>173.2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21472" calcext:value-type="float">
            <text:p>173.3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27568" calcext:value-type="float">
            <text:p>173.3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36712" calcext:value-type="float">
            <text:p>173.3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15376" calcext:value-type="float">
            <text:p>173.3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54416" calcext:value-type="float">
            <text:p>173.2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6356" calcext:value-type="float">
            <text:p>173.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75752" calcext:value-type="float">
            <text:p>173.2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32496" calcext:value-type="float">
            <text:p>173.1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74584" calcext:value-type="float">
            <text:p>173.0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6544" calcext:value-type="float">
            <text:p>173.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4352" calcext:value-type="float">
            <text:p>172.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85608" calcext:value-type="float">
            <text:p>172.8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216" calcext:value-type="float">
            <text:p>172.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64272" calcext:value-type="float">
            <text:p>172.8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76464" calcext:value-type="float">
            <text:p>172.8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94752" calcext:value-type="float">
            <text:p>172.8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73416" calcext:value-type="float">
            <text:p>172.8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45984" calcext:value-type="float">
            <text:p>172.8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24648" calcext:value-type="float">
            <text:p>172.8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15504" calcext:value-type="float">
            <text:p>172.8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33792" calcext:value-type="float">
            <text:p>172.8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2288" calcext:value-type="float">
            <text:p>172.9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13624" calcext:value-type="float">
            <text:p>173.0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07528" calcext:value-type="float">
            <text:p>173.0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1972" calcext:value-type="float">
            <text:p>173.0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8384" calcext:value-type="float">
            <text:p>172.9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61808" calcext:value-type="float">
            <text:p>172.9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67904" calcext:value-type="float">
            <text:p>172.9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01432" calcext:value-type="float">
            <text:p>173.0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5336" calcext:value-type="float">
            <text:p>172.9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13624" calcext:value-type="float">
            <text:p>173.0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49616" calcext:value-type="float">
            <text:p>172.9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00848" calcext:value-type="float">
            <text:p>172.9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76464" calcext:value-type="float">
            <text:p>172.8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16088" calcext:value-type="float">
            <text:p>172.9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58176" calcext:value-type="float">
            <text:p>172.8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3684" calcext:value-type="float">
            <text:p>172.8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70368" calcext:value-type="float">
            <text:p>172.8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85608" calcext:value-type="float">
            <text:p>172.8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34376" calcext:value-type="float">
            <text:p>172.9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52664" calcext:value-type="float">
            <text:p>172.9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77048" calcext:value-type="float">
            <text:p>172.9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8924" calcext:value-type="float">
            <text:p>172.9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77048" calcext:value-type="float">
            <text:p>172.9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49032" calcext:value-type="float">
            <text:p>172.8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81976" calcext:value-type="float">
            <text:p>172.7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9112" calcext:value-type="float">
            <text:p>172.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454" calcext:value-type="float">
            <text:p>172.7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78928" calcext:value-type="float">
            <text:p>172.7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97216" calcext:value-type="float">
            <text:p>172.7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03312" calcext:value-type="float">
            <text:p>172.8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03312" calcext:value-type="float">
            <text:p>172.8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88072" calcext:value-type="float">
            <text:p>172.7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81976" calcext:value-type="float">
            <text:p>172.7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42352" calcext:value-type="float">
            <text:p>172.7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39304" calcext:value-type="float">
            <text:p>172.7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54544" calcext:value-type="float">
            <text:p>172.7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3016" calcext:value-type="float">
            <text:p>172.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54544" calcext:value-type="float">
            <text:p>172.7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8444" calcext:value-type="float">
            <text:p>172.6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20432" calcext:value-type="float">
            <text:p>172.6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59472" calcext:value-type="float">
            <text:p>172.5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28992" calcext:value-type="float">
            <text:p>172.5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38136" calcext:value-type="float">
            <text:p>172.5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34504" calcext:value-type="float">
            <text:p>172.4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31456" calcext:value-type="float">
            <text:p>172.4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64984" calcext:value-type="float">
            <text:p>172.4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3272" calcext:value-type="float">
            <text:p>172.4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0704" calcext:value-type="float">
            <text:p>172.5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92416" calcext:value-type="float">
            <text:p>172.4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92416" calcext:value-type="float">
            <text:p>172.4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43648" calcext:value-type="float">
            <text:p>172.4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52792" calcext:value-type="float">
            <text:p>172.4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92416" calcext:value-type="float">
            <text:p>172.4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61936" calcext:value-type="float">
            <text:p>172.4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632" calcext:value-type="float">
            <text:p>172.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68" calcext:value-type="float">
            <text:p>172.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644" calcext:value-type="float">
            <text:p>172.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00392" calcext:value-type="float">
            <text:p>172.3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7344" calcext:value-type="float">
            <text:p>172.2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36968" calcext:value-type="float">
            <text:p>172.3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43064" calcext:value-type="float">
            <text:p>172.3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12584" calcext:value-type="float">
            <text:p>172.3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82104" calcext:value-type="float">
            <text:p>172.2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21144" calcext:value-type="float">
            <text:p>172.2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5772" calcext:value-type="float">
            <text:p>172.2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79056" calcext:value-type="float">
            <text:p>172.2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48576" calcext:value-type="float">
            <text:p>172.2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93712" calcext:value-type="float">
            <text:p>172.1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99808" calcext:value-type="float">
            <text:p>172.1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8096" calcext:value-type="float">
            <text:p>172.2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02856" calcext:value-type="float">
            <text:p>172.2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4296" calcext:value-type="float">
            <text:p>172.2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4916" calcext:value-type="float">
            <text:p>172.3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94296" calcext:value-type="float">
            <text:p>172.2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5048" calcext:value-type="float">
            <text:p>172.2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63816" calcext:value-type="float">
            <text:p>172.2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882" calcext:value-type="float">
            <text:p>172.2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18096" calcext:value-type="float">
            <text:p>172.2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9676" calcext:value-type="float">
            <text:p>172.1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32752" calcext:value-type="float">
            <text:p>172.1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07784" calcext:value-type="float">
            <text:p>172.0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62648" calcext:value-type="float">
            <text:p>172.0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3024" calcext:value-type="float">
            <text:p>172.0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9016" calcext:value-type="float">
            <text:p>171.9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73672" calcext:value-type="float">
            <text:p>171.8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88328" calcext:value-type="float">
            <text:p>171.7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2432" calcext:value-type="float">
            <text:p>171.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908" calcext:value-type="float">
            <text:p>171.7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87744" calcext:value-type="float">
            <text:p>171.6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5928" calcext:value-type="float">
            <text:p>171.6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9248" calcext:value-type="float">
            <text:p>171.5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01816" calcext:value-type="float">
            <text:p>171.5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4008" calcext:value-type="float">
            <text:p>171.5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0376" calcext:value-type="float">
            <text:p>171.4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4332" calcext:value-type="float">
            <text:p>171.3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8236" calcext:value-type="float">
            <text:p>171.2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9208" calcext:value-type="float">
            <text:p>171.2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3112" calcext:value-type="float">
            <text:p>171.2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23864" calcext:value-type="float">
            <text:p>171.1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044" calcext:value-type="float">
            <text:p>171.1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616" calcext:value-type="float">
            <text:p>171.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092" calcext:value-type="float">
            <text:p>171.1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7496" calcext:value-type="float">
            <text:p>171.2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7496" calcext:value-type="float">
            <text:p>171.2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7016" calcext:value-type="float">
            <text:p>171.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5576" calcext:value-type="float">
            <text:p>171.1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17184" calcext:value-type="float">
            <text:p>171.0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3072" calcext:value-type="float">
            <text:p>170.8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66" calcext:value-type="float">
            <text:p>170.9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52592" calcext:value-type="float">
            <text:p>170.8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83072" calcext:value-type="float">
            <text:p>170.8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25744" calcext:value-type="float">
            <text:p>170.9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0776" calcext:value-type="float">
            <text:p>170.8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6976" calcext:value-type="float">
            <text:p>170.8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92216" calcext:value-type="float">
            <text:p>170.8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3552" calcext:value-type="float">
            <text:p>170.9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43448" calcext:value-type="float">
            <text:p>170.8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28208" calcext:value-type="float">
            <text:p>170.8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43448" calcext:value-type="float">
            <text:p>170.8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12968" calcext:value-type="float">
            <text:p>170.8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7728" calcext:value-type="float">
            <text:p>170.7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468" calcext:value-type="float">
            <text:p>170.7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34304" calcext:value-type="float">
            <text:p>170.8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0136" calcext:value-type="float">
            <text:p>170.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36056" calcext:value-type="float">
            <text:p>171.1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70168" calcext:value-type="float">
            <text:p>171.2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904" calcext:value-type="float">
            <text:p>171.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46952" calcext:value-type="float">
            <text:p>171.4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0104" calcext:value-type="float">
            <text:p>171.5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4008" calcext:value-type="float">
            <text:p>171.5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62" calcext:value-type="float">
            <text:p>171.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524" calcext:value-type="float">
            <text:p>171.4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9624" calcext:value-type="float">
            <text:p>171.4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8288" calcext:value-type="float">
            <text:p>171.4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0376" calcext:value-type="float">
            <text:p>171.4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95136" calcext:value-type="float">
            <text:p>171.3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" calcext:value-type="float">
            <text:p>17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476" calcext:value-type="float">
            <text:p>171.4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5668" calcext:value-type="float">
            <text:p>171.5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4112" calcext:value-type="float">
            <text:p>171.5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9572" calcext:value-type="float">
            <text:p>171.4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952" calcext:value-type="float">
            <text:p>171.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2192" calcext:value-type="float">
            <text:p>171.4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2192" calcext:value-type="float">
            <text:p>171.4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524" calcext:value-type="float">
            <text:p>171.4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98768" calcext:value-type="float">
            <text:p>171.4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99352" calcext:value-type="float">
            <text:p>171.5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2776" calcext:value-type="float">
            <text:p>171.5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0312" calcext:value-type="float">
            <text:p>171.6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54216" calcext:value-type="float">
            <text:p>171.6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72504" calcext:value-type="float">
            <text:p>171.6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4488" calcext:value-type="float">
            <text:p>171.5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8872" calcext:value-type="float">
            <text:p>171.5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288" calcext:value-type="float">
            <text:p>171.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4112" calcext:value-type="float">
            <text:p>171.5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84112" calcext:value-type="float">
            <text:p>171.5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72504" calcext:value-type="float">
            <text:p>171.6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908" calcext:value-type="float">
            <text:p>171.7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9456" calcext:value-type="float">
            <text:p>171.6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6576" calcext:value-type="float">
            <text:p>171.4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7808" calcext:value-type="float">
            <text:p>171.4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7056" calcext:value-type="float">
            <text:p>171.5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7536" calcext:value-type="float">
            <text:p>171.5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2776" calcext:value-type="float">
            <text:p>171.5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5344" calcext:value-type="float">
            <text:p>171.5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11544" calcext:value-type="float">
            <text:p>171.6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8976" calcext:value-type="float">
            <text:p>171.6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62776" calcext:value-type="float">
            <text:p>171.5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6524" calcext:value-type="float">
            <text:p>171.4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32296" calcext:value-type="float">
            <text:p>171.5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99352" calcext:value-type="float">
            <text:p>171.5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24" calcext:value-type="float">
            <text:p>171.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144" calcext:value-type="float">
            <text:p>171.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62" calcext:value-type="float">
            <text:p>171.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92088" calcext:value-type="float">
            <text:p>171.3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9248" calcext:value-type="float">
            <text:p>171.5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05448" calcext:value-type="float">
            <text:p>171.6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99936" calcext:value-type="float">
            <text:p>171.6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2336" calcext:value-type="float">
            <text:p>171.8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34632" calcext:value-type="float">
            <text:p>171.9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70624" calcext:value-type="float">
            <text:p>171.8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64528" calcext:value-type="float">
            <text:p>171.8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25488" calcext:value-type="float">
            <text:p>171.9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912" calcext:value-type="float">
            <text:p>172.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912" calcext:value-type="float">
            <text:p>172.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07784" calcext:value-type="float">
            <text:p>172.0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87032" calcext:value-type="float">
            <text:p>172.0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358" calcext:value-type="float">
            <text:p>172.1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41896" calcext:value-type="float">
            <text:p>172.1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14464" calcext:value-type="float">
            <text:p>172.1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44944" calcext:value-type="float">
            <text:p>172.1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60184" calcext:value-type="float">
            <text:p>172.1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82104" calcext:value-type="float">
            <text:p>172.2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7964" calcext:value-type="float">
            <text:p>172.3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49744" calcext:value-type="float">
            <text:p>172.4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9676" calcext:value-type="float">
            <text:p>172.1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15632" calcext:value-type="float">
            <text:p>172.3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632" calcext:value-type="float">
            <text:p>172.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0156" calcext:value-type="float">
            <text:p>172.5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11288" calcext:value-type="float">
            <text:p>172.6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44232" calcext:value-type="float">
            <text:p>172.5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7776" calcext:value-type="float">
            <text:p>172.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71664" calcext:value-type="float">
            <text:p>172.5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647864" calcext:value-type="float">
            <text:p>172.6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93" calcext:value-type="float">
            <text:p>172.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3204" calcext:value-type="float">
            <text:p>172.5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71664" calcext:value-type="float">
            <text:p>172.5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7776" calcext:value-type="float">
            <text:p>172.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13752" calcext:value-type="float">
            <text:p>172.5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41184" calcext:value-type="float">
            <text:p>172.5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52792" calcext:value-type="float">
            <text:p>172.4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80224" calcext:value-type="float">
            <text:p>172.4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61936" calcext:value-type="float">
            <text:p>172.4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00976" calcext:value-type="float">
            <text:p>172.4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76008" calcext:value-type="float">
            <text:p>172.2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0344" calcext:value-type="float">
            <text:p>172.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24776" calcext:value-type="float">
            <text:p>172.3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7296" calcext:value-type="float">
            <text:p>172.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78472" calcext:value-type="float">
            <text:p>172.1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10532" calcext:value-type="float">
            <text:p>172.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80936" calcext:value-type="float">
            <text:p>172.0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65696" calcext:value-type="float">
            <text:p>172.0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07784" calcext:value-type="float">
            <text:p>172.0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19976" calcext:value-type="float">
            <text:p>172.0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9872" calcext:value-type="float">
            <text:p>171.9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834" calcext:value-type="float">
            <text:p>171.9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25488" calcext:value-type="float">
            <text:p>171.9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9864" calcext:value-type="float">
            <text:p>171.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9872" calcext:value-type="float">
            <text:p>171.9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23024" calcext:value-type="float">
            <text:p>172.0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50456" calcext:value-type="float">
            <text:p>172.0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38264" calcext:value-type="float">
            <text:p>172.0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10832" calcext:value-type="float">
            <text:p>172.0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56552" calcext:value-type="float">
            <text:p>172.0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9016" calcext:value-type="float">
            <text:p>171.9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67576" calcext:value-type="float">
            <text:p>171.8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5384" calcext:value-type="float">
            <text:p>171.8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85864" calcext:value-type="float">
            <text:p>171.8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2244" calcext:value-type="float">
            <text:p>171.9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9864" calcext:value-type="float">
            <text:p>171.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8056" calcext:value-type="float">
            <text:p>171.8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84696" calcext:value-type="float">
            <text:p>171.6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196" calcext:value-type="float">
            <text:p>171.8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3568" calcext:value-type="float">
            <text:p>171.8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2984" calcext:value-type="float">
            <text:p>171.7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79768" calcext:value-type="float">
            <text:p>171.8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74256" calcext:value-type="float">
            <text:p>171.9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27952" calcext:value-type="float">
            <text:p>171.8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196" calcext:value-type="float">
            <text:p>171.8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9872" calcext:value-type="float">
            <text:p>171.9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5008" calcext:value-type="float">
            <text:p>171.8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34048" calcext:value-type="float">
            <text:p>171.8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5384" calcext:value-type="float">
            <text:p>171.8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97472" calcext:value-type="float">
            <text:p>171.7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6032" calcext:value-type="float">
            <text:p>171.7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548" calcext:value-type="float">
            <text:p>171.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9288" calcext:value-type="float">
            <text:p>171.8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3776" calcext:value-type="float">
            <text:p>171.9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40728" calcext:value-type="float">
            <text:p>171.9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5384" calcext:value-type="float">
            <text:p>171.8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64528" calcext:value-type="float">
            <text:p>171.8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55384" calcext:value-type="float">
            <text:p>171.8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76136" calcext:value-type="float">
            <text:p>171.7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66992" calcext:value-type="float">
            <text:p>171.7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42608" calcext:value-type="float">
            <text:p>171.7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0312" calcext:value-type="float">
            <text:p>171.6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96304" calcext:value-type="float">
            <text:p>171.5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43904" calcext:value-type="float">
            <text:p>171.4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25616" calcext:value-type="float">
            <text:p>171.4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952" calcext:value-type="float">
            <text:p>171.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92672" calcext:value-type="float">
            <text:p>171.4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048" calcext:value-type="float">
            <text:p>171.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7328" calcext:value-type="float">
            <text:p>171.4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97016" calcext:value-type="float">
            <text:p>171.1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08624" calcext:value-type="float">
            <text:p>171.1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7756" calcext:value-type="float">
            <text:p>170.9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46496" calcext:value-type="float">
            <text:p>170.8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0776" calcext:value-type="float">
            <text:p>170.8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0776" calcext:value-type="float">
            <text:p>170.8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43448" calcext:value-type="float">
            <text:p>170.8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7248" calcext:value-type="float">
            <text:p>170.7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848" calcext:value-type="float">
            <text:p>170.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54472" calcext:value-type="float">
            <text:p>170.6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00192" calcext:value-type="float">
            <text:p>170.7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09336" calcext:value-type="float">
            <text:p>170.7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06288" calcext:value-type="float">
            <text:p>170.7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45912" calcext:value-type="float">
            <text:p>170.7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42" calcext:value-type="float">
            <text:p>170.7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91048" calcext:value-type="float">
            <text:p>170.6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848" calcext:value-type="float">
            <text:p>170.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58104" calcext:value-type="float">
            <text:p>170.7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88584" calcext:value-type="float">
            <text:p>170.7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848" calcext:value-type="float">
            <text:p>170.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58104" calcext:value-type="float">
            <text:p>170.7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67248" calcext:value-type="float">
            <text:p>170.7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9468" calcext:value-type="float">
            <text:p>170.7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52008" calcext:value-type="float">
            <text:p>170.7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58104" calcext:value-type="float">
            <text:p>170.7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33136" calcext:value-type="float">
            <text:p>170.6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63616" calcext:value-type="float">
            <text:p>170.6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9128" calcext:value-type="float">
            <text:p>170.5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2036" calcext:value-type="float">
            <text:p>170.5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74056" calcext:value-type="float">
            <text:p>170.3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03952" calcext:value-type="float">
            <text:p>170.3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75936" calcext:value-type="float">
            <text:p>170.1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77816" calcext:value-type="float">
            <text:p>169.9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07712" calcext:value-type="float">
            <text:p>169.9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1032" calcext:value-type="float">
            <text:p>169.8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67504" calcext:value-type="float">
            <text:p>169.7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16272" calcext:value-type="float">
            <text:p>169.8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38192" calcext:value-type="float">
            <text:p>169.9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05248" calcext:value-type="float">
            <text:p>170.0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20488" calcext:value-type="float">
            <text:p>170.0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41824" calcext:value-type="float">
            <text:p>170.0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69256" calcext:value-type="float">
            <text:p>170.0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11928" calcext:value-type="float">
            <text:p>170.1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78984" calcext:value-type="float">
            <text:p>170.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36312" calcext:value-type="float">
            <text:p>170.1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72888" calcext:value-type="float">
            <text:p>170.1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66792" calcext:value-type="float">
            <text:p>170.1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39944" calcext:value-type="float">
            <text:p>170.2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6248" calcext:value-type="float">
            <text:p>170.3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47208" calcext:value-type="float">
            <text:p>170.4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84368" calcext:value-type="float">
            <text:p>170.5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73344" calcext:value-type="float">
            <text:p>170.7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9948" calcext:value-type="float">
            <text:p>171.0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8904" calcext:value-type="float">
            <text:p>171.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46952" calcext:value-type="float">
            <text:p>171.4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98768" calcext:value-type="float">
            <text:p>171.4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4008" calcext:value-type="float">
            <text:p>171.5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3048" calcext:value-type="float">
            <text:p>171.4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92672" calcext:value-type="float">
            <text:p>171.4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53048" calcext:value-type="float">
            <text:p>171.4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476" calcext:value-type="float">
            <text:p>171.4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7328" calcext:value-type="float">
            <text:p>171.4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3424" calcext:value-type="float">
            <text:p>171.4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37808" calcext:value-type="float">
            <text:p>171.4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22568" calcext:value-type="float">
            <text:p>171.4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738" calcext:value-type="float">
            <text:p>171.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67704" calcext:value-type="float">
            <text:p>171.3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5856" calcext:value-type="float">
            <text:p>171.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738" calcext:value-type="float">
            <text:p>171.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70752" calcext:value-type="float">
            <text:p>171.3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49416" calcext:value-type="float">
            <text:p>171.3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94552" calcext:value-type="float">
            <text:p>171.2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5188" calcext:value-type="float">
            <text:p>171.2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616" calcext:value-type="float">
            <text:p>171.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6536" calcext:value-type="float">
            <text:p>171.1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63488" calcext:value-type="float">
            <text:p>171.1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3852" calcext:value-type="float">
            <text:p>171.0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7756" calcext:value-type="float">
            <text:p>170.9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74512" calcext:value-type="float">
            <text:p>170.9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34888" calcext:value-type="float">
            <text:p>170.9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0136" calcext:value-type="float">
            <text:p>170.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0504" calcext:value-type="float">
            <text:p>170.9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53176" calcext:value-type="float">
            <text:p>170.9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4708" calcext:value-type="float">
            <text:p>170.9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166" calcext:value-type="float">
            <text:p>170.9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34888" calcext:value-type="float">
            <text:p>170.9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37936" calcext:value-type="float">
            <text:p>170.9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6976" calcext:value-type="float">
            <text:p>170.8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82488" calcext:value-type="float">
            <text:p>170.7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1904" calcext:value-type="float">
            <text:p>170.6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05704" calcext:value-type="float">
            <text:p>170.6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23408" calcext:value-type="float">
            <text:p>170.5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92928" calcext:value-type="float">
            <text:p>170.4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79568" calcext:value-type="float">
            <text:p>170.2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90592" calcext:value-type="float">
            <text:p>170.0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05248" calcext:value-type="float">
            <text:p>170.0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5312" calcext:value-type="float">
            <text:p>169.7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4144" calcext:value-type="float">
            <text:p>169.5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52976" calcext:value-type="float">
            <text:p>169.3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61536" calcext:value-type="float">
            <text:p>169.2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2392" calcext:value-type="float">
            <text:p>169.2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8008" calcext:value-type="float">
            <text:p>169.2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15816" calcext:value-type="float">
            <text:p>169.2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972" calcext:value-type="float">
            <text:p>169.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1912" calcext:value-type="float">
            <text:p>169.2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8008" calcext:value-type="float">
            <text:p>169.2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0576" calcext:value-type="float">
            <text:p>169.2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1912" calcext:value-type="float">
            <text:p>169.2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00576" calcext:value-type="float">
            <text:p>169.2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64584" calcext:value-type="float">
            <text:p>169.2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4208" calcext:value-type="float">
            <text:p>169.3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4688" calcext:value-type="float">
            <text:p>169.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8112" calcext:value-type="float">
            <text:p>169.2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8592" calcext:value-type="float">
            <text:p>169.3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9448" calcext:value-type="float">
            <text:p>169.3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116" calcext:value-type="float">
            <text:p>169.3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65168" calcext:value-type="float">
            <text:p>169.3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8592" calcext:value-type="float">
            <text:p>169.3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16984" calcext:value-type="float">
            <text:p>169.4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4688" calcext:value-type="float">
            <text:p>169.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5544" calcext:value-type="float">
            <text:p>169.3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5064" calcext:value-type="float">
            <text:p>169.2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64" calcext:value-type="float">
            <text:p>169.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7256" calcext:value-type="float">
            <text:p>169.3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8488" calcext:value-type="float">
            <text:p>169.2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068" calcext:value-type="float">
            <text:p>169.2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7256" calcext:value-type="float">
            <text:p>169.3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8968" calcext:value-type="float">
            <text:p>169.2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3352" calcext:value-type="float">
            <text:p>169.3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5544" calcext:value-type="float">
            <text:p>169.3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2496" calcext:value-type="float">
            <text:p>169.3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5064" calcext:value-type="float">
            <text:p>169.2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6776" calcext:value-type="float">
            <text:p>169.2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02" calcext:value-type="float">
            <text:p>169.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34104" calcext:value-type="float">
            <text:p>169.2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15816" calcext:value-type="float">
            <text:p>169.2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34104" calcext:value-type="float">
            <text:p>169.2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3728" calcext:value-type="float">
            <text:p>169.2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67632" calcext:value-type="float">
            <text:p>169.2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6296" calcext:value-type="float">
            <text:p>169.2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6776" calcext:value-type="float">
            <text:p>169.2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0304" calcext:value-type="float">
            <text:p>169.3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7256" calcext:value-type="float">
            <text:p>169.3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4688" calcext:value-type="float">
            <text:p>169.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164" calcext:value-type="float">
            <text:p>169.3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2496" calcext:value-type="float">
            <text:p>169.3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2496" calcext:value-type="float">
            <text:p>169.3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3352" calcext:value-type="float">
            <text:p>169.3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59072" calcext:value-type="float">
            <text:p>169.3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4688" calcext:value-type="float">
            <text:p>169.3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6504" calcext:value-type="float">
            <text:p>169.3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0408" calcext:value-type="float">
            <text:p>169.3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26" calcext:value-type="float">
            <text:p>169.3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98696" calcext:value-type="float">
            <text:p>169.3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0784" calcext:value-type="float">
            <text:p>169.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32224" calcext:value-type="float">
            <text:p>169.4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308" calcext:value-type="float">
            <text:p>169.4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0512" calcext:value-type="float">
            <text:p>169.4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87088" calcext:value-type="float">
            <text:p>169.4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13936" calcext:value-type="float">
            <text:p>169.4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10888" calcext:value-type="float">
            <text:p>169.4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7736" calcext:value-type="float">
            <text:p>169.3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7256" calcext:value-type="float">
            <text:p>169.3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07256" calcext:value-type="float">
            <text:p>169.3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2872" calcext:value-type="float">
            <text:p>169.2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45712" calcext:value-type="float">
            <text:p>169.1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76192" calcext:value-type="float">
            <text:p>169.1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85336" calcext:value-type="float">
            <text:p>169.1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70096" calcext:value-type="float">
            <text:p>169.1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64" calcext:value-type="float">
            <text:p>169.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1808" calcext:value-type="float">
            <text:p>169.1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57904" calcext:value-type="float">
            <text:p>169.1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208" calcext:value-type="float">
            <text:p>169.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5128" calcext:value-type="float">
            <text:p>169.0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8176" calcext:value-type="float">
            <text:p>169.0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63416" calcext:value-type="float">
            <text:p>169.0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38448" calcext:value-type="float">
            <text:p>168.9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6632" calcext:value-type="float">
            <text:p>168.8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444" calcext:value-type="float">
            <text:p>168.8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444" calcext:value-type="float">
            <text:p>168.8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348" calcext:value-type="float">
            <text:p>168.8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4336" calcext:value-type="float">
            <text:p>168.8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8136" calcext:value-type="float">
            <text:p>168.7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0704" calcext:value-type="float">
            <text:p>168.7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97656" calcext:value-type="float">
            <text:p>168.6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9368" calcext:value-type="float">
            <text:p>168.6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6696" calcext:value-type="float">
            <text:p>168.6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78784" calcext:value-type="float">
            <text:p>168.5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916" calcext:value-type="float">
            <text:p>168.5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2584" calcext:value-type="float">
            <text:p>168.5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1248" calcext:value-type="float">
            <text:p>168.4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69056" calcext:value-type="float">
            <text:p>168.4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82" calcext:value-type="float">
            <text:p>168.4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0392" calcext:value-type="float">
            <text:p>168.4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0768" calcext:value-type="float">
            <text:p>168.4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1724" calcext:value-type="float">
            <text:p>168.4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5424" calcext:value-type="float">
            <text:p>168.3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50184" calcext:value-type="float">
            <text:p>168.3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4088" calcext:value-type="float">
            <text:p>168.3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37992" calcext:value-type="float">
            <text:p>168.3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2376" calcext:value-type="float">
            <text:p>168.3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58744" calcext:value-type="float">
            <text:p>168.2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008" calcext:value-type="float">
            <text:p>168.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2272" calcext:value-type="float">
            <text:p>168.2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70936" calcext:value-type="float">
            <text:p>168.2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34944" calcext:value-type="float">
            <text:p>168.3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6176" calcext:value-type="float">
            <text:p>168.2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22168" calcext:value-type="float">
            <text:p>168.2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388" calcext:value-type="float">
            <text:p>168.2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16072" calcext:value-type="float">
            <text:p>168.2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6552" calcext:value-type="float">
            <text:p>168.2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8864" calcext:value-type="float">
            <text:p>168.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0728" calcext:value-type="float">
            <text:p>168.1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0352" calcext:value-type="float">
            <text:p>168.1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9496" calcext:value-type="float">
            <text:p>168.1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2064" calcext:value-type="float">
            <text:p>168.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34" calcext:value-type="float">
            <text:p>168.1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72" calcext:value-type="float">
            <text:p>168.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17952" calcext:value-type="float">
            <text:p>168.0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052" calcext:value-type="float">
            <text:p>167.9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576" calcext:value-type="float">
            <text:p>168.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4528" calcext:value-type="float">
            <text:p>168.0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672" calcext:value-type="float">
            <text:p>168.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6824" calcext:value-type="float">
            <text:p>168.1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2064" calcext:value-type="float">
            <text:p>168.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244" calcext:value-type="float">
            <text:p>168.1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244" calcext:value-type="float">
            <text:p>168.1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7576" calcext:value-type="float">
            <text:p>168.0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4528" calcext:value-type="float">
            <text:p>168.0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8432" calcext:value-type="float">
            <text:p>168.0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24048" calcext:value-type="float">
            <text:p>168.0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42336" calcext:value-type="float">
            <text:p>168.0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08808" calcext:value-type="float">
            <text:p>168.0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3464" calcext:value-type="float">
            <text:p>167.9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3464" calcext:value-type="float">
            <text:p>167.9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004" calcext:value-type="float">
            <text:p>167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72232" calcext:value-type="float">
            <text:p>167.9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9664" calcext:value-type="float">
            <text:p>167.9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5148" calcext:value-type="float">
            <text:p>168.0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4152" calcext:value-type="float">
            <text:p>168.0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21584" calcext:value-type="float">
            <text:p>168.1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24632" calcext:value-type="float">
            <text:p>168.1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39872" calcext:value-type="float">
            <text:p>168.1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49016" calcext:value-type="float">
            <text:p>168.1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75864" calcext:value-type="float">
            <text:p>168.0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20416" calcext:value-type="float">
            <text:p>167.9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6616" calcext:value-type="float">
            <text:p>167.9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9184" calcext:value-type="float">
            <text:p>167.9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6672" calcext:value-type="float">
            <text:p>168.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9936" calcext:value-type="float">
            <text:p>167.8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3568" calcext:value-type="float">
            <text:p>167.9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88056" calcext:value-type="float">
            <text:p>168.0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1104" calcext:value-type="float">
            <text:p>168.0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9392" calcext:value-type="float">
            <text:p>168.1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94152" calcext:value-type="float">
            <text:p>168.0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27096" calcext:value-type="float">
            <text:p>168.0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66136" calcext:value-type="float">
            <text:p>167.9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8536" calcext:value-type="float">
            <text:p>168.1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1244" calcext:value-type="float">
            <text:p>168.1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91688" calcext:value-type="float">
            <text:p>168.1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0832" calcext:value-type="float">
            <text:p>168.2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25216" calcext:value-type="float">
            <text:p>168.2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3504" calcext:value-type="float">
            <text:p>168.2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816" calcext:value-type="float">
            <text:p>168.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024048" calcext:value-type="float">
            <text:p>168.0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06344" calcext:value-type="float">
            <text:p>168.1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6484" calcext:value-type="float">
            <text:p>168.2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6552" calcext:value-type="float">
            <text:p>168.2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734" calcext:value-type="float">
            <text:p>168.1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82544" calcext:value-type="float">
            <text:p>168.1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3436" calcext:value-type="float">
            <text:p>168.2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16072" calcext:value-type="float">
            <text:p>168.2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34944" calcext:value-type="float">
            <text:p>168.3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91816" calcext:value-type="float">
            <text:p>167.6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9224" calcext:value-type="float">
            <text:p>168.2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61792" calcext:value-type="float">
            <text:p>168.2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16656" calcext:value-type="float">
            <text:p>168.3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97784" calcext:value-type="float">
            <text:p>168.1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0456" calcext:value-type="float">
            <text:p>168.2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1912" calcext:value-type="float">
            <text:p>168.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91688" calcext:value-type="float">
            <text:p>168.1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5112" calcext:value-type="float">
            <text:p>168.1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91688" calcext:value-type="float">
            <text:p>168.1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55696" calcext:value-type="float">
            <text:p>168.2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7136" calcext:value-type="float">
            <text:p>168.3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59328" calcext:value-type="float">
            <text:p>168.3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67304" calcext:value-type="float">
            <text:p>168.1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388" calcext:value-type="float">
            <text:p>168.2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52064" calcext:value-type="float">
            <text:p>168.1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22168" calcext:value-type="float">
            <text:p>168.2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70936" calcext:value-type="float">
            <text:p>168.2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37992" calcext:value-type="float">
            <text:p>168.3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008" calcext:value-type="float">
            <text:p>168.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6176" calcext:value-type="float">
            <text:p>168.2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388" calcext:value-type="float">
            <text:p>168.2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55696" calcext:value-type="float">
            <text:p>168.2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37408" calcext:value-type="float">
            <text:p>168.2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47136" calcext:value-type="float">
            <text:p>168.3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29432" calcext:value-type="float">
            <text:p>168.4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2376" calcext:value-type="float">
            <text:p>168.3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59328" calcext:value-type="float">
            <text:p>168.3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6864" calcext:value-type="float">
            <text:p>168.4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62376" calcext:value-type="float">
            <text:p>168.3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2104" calcext:value-type="float">
            <text:p>168.4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1724" calcext:value-type="float">
            <text:p>168.4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3248" calcext:value-type="float">
            <text:p>168.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8304" calcext:value-type="float">
            <text:p>168.5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2584" calcext:value-type="float">
            <text:p>168.5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3916" calcext:value-type="float">
            <text:p>168.5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0496" calcext:value-type="float">
            <text:p>168.5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14776" calcext:value-type="float">
            <text:p>168.5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38576" calcext:value-type="float">
            <text:p>168.4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1624" calcext:value-type="float">
            <text:p>168.4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35528" calcext:value-type="float">
            <text:p>168.4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0664" calcext:value-type="float">
            <text:p>168.3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0768" calcext:value-type="float">
            <text:p>168.4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72104" calcext:value-type="float">
            <text:p>168.4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41624" calcext:value-type="float">
            <text:p>168.4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50768" calcext:value-type="float">
            <text:p>168.4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6488" calcext:value-type="float">
            <text:p>168.4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0664" calcext:value-type="float">
            <text:p>168.3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496" calcext:value-type="float">
            <text:p>168.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389808" calcext:value-type="float">
            <text:p>168.3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98368" calcext:value-type="float">
            <text:p>168.2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1724" calcext:value-type="float">
            <text:p>168.4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0392" calcext:value-type="float">
            <text:p>168.4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2392" calcext:value-type="float">
            <text:p>168.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4296" calcext:value-type="float">
            <text:p>168.4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35528" calcext:value-type="float">
            <text:p>168.4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08096" calcext:value-type="float">
            <text:p>168.4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344" calcext:value-type="float">
            <text:p>168.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6592" calcext:value-type="float">
            <text:p>168.5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0496" calcext:value-type="float">
            <text:p>168.5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21456" calcext:value-type="float">
            <text:p>168.6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57448" calcext:value-type="float">
            <text:p>168.5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0392" calcext:value-type="float">
            <text:p>168.4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4296" calcext:value-type="float">
            <text:p>168.4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5256" calcext:value-type="float">
            <text:p>168.5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81832" calcext:value-type="float">
            <text:p>168.5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8304" calcext:value-type="float">
            <text:p>168.5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964" calcext:value-type="float">
            <text:p>168.5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964" calcext:value-type="float">
            <text:p>168.5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17824" calcext:value-type="float">
            <text:p>168.5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42208" calcext:value-type="float">
            <text:p>168.5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9744" calcext:value-type="float">
            <text:p>168.6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87928" calcext:value-type="float">
            <text:p>168.5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63544" calcext:value-type="float">
            <text:p>168.5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51352" calcext:value-type="float">
            <text:p>168.5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68" calcext:value-type="float">
            <text:p>168.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88512" calcext:value-type="float">
            <text:p>168.6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6108" calcext:value-type="float">
            <text:p>168.6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03168" calcext:value-type="float">
            <text:p>168.6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11728" calcext:value-type="float">
            <text:p>168.5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20872" calcext:value-type="float">
            <text:p>168.5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502584" calcext:value-type="float">
            <text:p>168.5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42792" calcext:value-type="float">
            <text:p>168.6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5568" calcext:value-type="float">
            <text:p>168.7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252" calcext:value-type="float">
            <text:p>168.7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3856" calcext:value-type="float">
            <text:p>168.7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9576" calcext:value-type="float">
            <text:p>168.8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3104" calcext:value-type="float">
            <text:p>168.8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8824" calcext:value-type="float">
            <text:p>168.8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47008" calcext:value-type="float">
            <text:p>168.8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0432" calcext:value-type="float">
            <text:p>168.8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872" calcext:value-type="float">
            <text:p>168.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92" calcext:value-type="float">
            <text:p>168.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0536" calcext:value-type="float">
            <text:p>168.8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32352" calcext:value-type="float">
            <text:p>168.9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8616" calcext:value-type="float">
            <text:p>168.7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7864" calcext:value-type="float">
            <text:p>168.8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1768" calcext:value-type="float">
            <text:p>168.8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0432" calcext:value-type="float">
            <text:p>168.8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6152" calcext:value-type="float">
            <text:p>168.8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6256" calcext:value-type="float">
            <text:p>168.9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5064" calcext:value-type="float">
            <text:p>168.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4544" calcext:value-type="float">
            <text:p>168.9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5024" calcext:value-type="float">
            <text:p>168.9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7112" calcext:value-type="float">
            <text:p>168.9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5024" calcext:value-type="float">
            <text:p>168.9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7592" calcext:value-type="float">
            <text:p>168.9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41496" calcext:value-type="float">
            <text:p>168.9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68928" calcext:value-type="float">
            <text:p>168.9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8072" calcext:value-type="float">
            <text:p>168.9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51224" calcext:value-type="float">
            <text:p>169.0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878" calcext:value-type="float">
            <text:p>169.0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51224" calcext:value-type="float">
            <text:p>169.0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7256" calcext:value-type="float">
            <text:p>169.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9448" calcext:value-type="float">
            <text:p>169.3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01744" calcext:value-type="float">
            <text:p>169.4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164" calcext:value-type="float">
            <text:p>169.3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34104" calcext:value-type="float">
            <text:p>169.2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18864" calcext:value-type="float">
            <text:p>169.2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10304" calcext:value-type="float">
            <text:p>169.3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3456" calcext:value-type="float">
            <text:p>169.3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10888" calcext:value-type="float">
            <text:p>169.4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736" calcext:value-type="float">
            <text:p>169.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4312" calcext:value-type="float">
            <text:p>169.3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04792" calcext:value-type="float">
            <text:p>169.4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024" calcext:value-type="float">
            <text:p>169.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1576" calcext:value-type="float">
            <text:p>169.5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096" calcext:value-type="float">
            <text:p>169.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9176" calcext:value-type="float">
            <text:p>169.4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62704" calcext:value-type="float">
            <text:p>169.4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02328" calcext:value-type="float">
            <text:p>169.5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1472" calcext:value-type="float">
            <text:p>169.5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8404" calcext:value-type="float">
            <text:p>169.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71848" calcext:value-type="float">
            <text:p>169.4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1472" calcext:value-type="float">
            <text:p>169.5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1952" calcext:value-type="float">
            <text:p>169.5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8048" calcext:value-type="float">
            <text:p>169.5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2976" calcext:value-type="float">
            <text:p>169.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8904" calcext:value-type="float">
            <text:p>169.5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02328" calcext:value-type="float">
            <text:p>169.5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02328" calcext:value-type="float">
            <text:p>169.5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928" calcext:value-type="float">
            <text:p>169.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5" calcext:value-type="float">
            <text:p>169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8528" calcext:value-type="float">
            <text:p>169.5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596" calcext:value-type="float">
            <text:p>169.6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27296" calcext:value-type="float">
            <text:p>169.6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9968" calcext:value-type="float">
            <text:p>169.6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8632" calcext:value-type="float">
            <text:p>169.6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2912" calcext:value-type="float">
            <text:p>169.6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2536" calcext:value-type="float">
            <text:p>169.6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4832" calcext:value-type="float">
            <text:p>169.7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8736" calcext:value-type="float">
            <text:p>169.7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8736" calcext:value-type="float">
            <text:p>169.7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9696" calcext:value-type="float">
            <text:p>169.7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43704" calcext:value-type="float">
            <text:p>169.8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10176" calcext:value-type="float">
            <text:p>169.8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836" calcext:value-type="float">
            <text:p>169.7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3496" calcext:value-type="float">
            <text:p>169.7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8256" calcext:value-type="float">
            <text:p>169.6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7024" calcext:value-type="float">
            <text:p>169.7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1932" calcext:value-type="float">
            <text:p>169.8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836" calcext:value-type="float">
            <text:p>169.7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7024" calcext:value-type="float">
            <text:p>169.7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836" calcext:value-type="float">
            <text:p>169.7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788" calcext:value-type="float">
            <text:p>169.7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0072" calcext:value-type="float">
            <text:p>169.7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0552" calcext:value-type="float">
            <text:p>169.7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8884" calcext:value-type="float">
            <text:p>169.7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408" calcext:value-type="float">
            <text:p>169.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5312" calcext:value-type="float">
            <text:p>169.7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264" calcext:value-type="float">
            <text:p>169.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9592" calcext:value-type="float">
            <text:p>169.7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61408" calcext:value-type="float">
            <text:p>169.7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5688" calcext:value-type="float">
            <text:p>169.7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312" calcext:value-type="float">
            <text:p>169.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61408" calcext:value-type="float">
            <text:p>169.7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312" calcext:value-type="float">
            <text:p>169.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7024" calcext:value-type="float">
            <text:p>169.7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2264" calcext:value-type="float">
            <text:p>169.7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6168" calcext:value-type="float">
            <text:p>169.7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3976" calcext:value-type="float">
            <text:p>169.7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6168" calcext:value-type="float">
            <text:p>169.7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2264" calcext:value-type="float">
            <text:p>169.7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0928" calcext:value-type="float">
            <text:p>169.7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6544" calcext:value-type="float">
            <text:p>169.7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0928" calcext:value-type="float">
            <text:p>169.7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5836" calcext:value-type="float">
            <text:p>169.7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3976" calcext:value-type="float">
            <text:p>169.7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21784" calcext:value-type="float">
            <text:p>169.7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3496" calcext:value-type="float">
            <text:p>169.7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8256" calcext:value-type="float">
            <text:p>169.6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5208" calcext:value-type="float">
            <text:p>169.6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8256" calcext:value-type="float">
            <text:p>169.6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692" calcext:value-type="float">
            <text:p>169.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9112" calcext:value-type="float">
            <text:p>169.6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6544" calcext:value-type="float">
            <text:p>169.7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9488" calcext:value-type="float">
            <text:p>169.6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4352" calcext:value-type="float">
            <text:p>169.6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4352" calcext:value-type="float">
            <text:p>169.6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7776" calcext:value-type="float">
            <text:p>169.6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74" calcext:value-type="float">
            <text:p>169.6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2056" calcext:value-type="float">
            <text:p>169.6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1576" calcext:value-type="float">
            <text:p>169.5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2912" calcext:value-type="float">
            <text:p>169.6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4144" calcext:value-type="float">
            <text:p>169.5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5" calcext:value-type="float">
            <text:p>169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9384" calcext:value-type="float">
            <text:p>169.5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548" calcext:value-type="float">
            <text:p>169.5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0344" calcext:value-type="float">
            <text:p>169.6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2536" calcext:value-type="float">
            <text:p>169.6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596" calcext:value-type="float">
            <text:p>169.6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1576" calcext:value-type="float">
            <text:p>169.5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212" calcext:value-type="float">
            <text:p>169.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6816" calcext:value-type="float">
            <text:p>169.5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024" calcext:value-type="float">
            <text:p>169.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9008" calcext:value-type="float">
            <text:p>169.6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9384" calcext:value-type="float">
            <text:p>169.5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2808" calcext:value-type="float">
            <text:p>169.5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452" calcext:value-type="float">
            <text:p>169.5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1576" calcext:value-type="float">
            <text:p>169.5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2432" calcext:value-type="float">
            <text:p>169.5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2432" calcext:value-type="float">
            <text:p>169.5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6816" calcext:value-type="float">
            <text:p>169.5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3392" calcext:value-type="float">
            <text:p>169.6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5" calcext:value-type="float">
            <text:p>169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6336" calcext:value-type="float">
            <text:p>169.5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1472" calcext:value-type="float">
            <text:p>169.5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548" calcext:value-type="float">
            <text:p>169.5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928" calcext:value-type="float">
            <text:p>169.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8404" calcext:value-type="float">
            <text:p>169.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35272" calcext:value-type="float">
            <text:p>169.4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26128" calcext:value-type="float">
            <text:p>169.4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41368" calcext:value-type="float">
            <text:p>169.4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86504" calcext:value-type="float">
            <text:p>169.3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8592" calcext:value-type="float">
            <text:p>169.3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79824" calcext:value-type="float">
            <text:p>169.2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592" calcext:value-type="float">
            <text:p>169.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52392" calcext:value-type="float">
            <text:p>169.2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02" calcext:value-type="float">
            <text:p>169.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49344" calcext:value-type="float">
            <text:p>169.2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90848" calcext:value-type="float">
            <text:p>169.0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66464" calcext:value-type="float">
            <text:p>169.0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5984" calcext:value-type="float">
            <text:p>169.0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14648" calcext:value-type="float">
            <text:p>169.0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71976" calcext:value-type="float">
            <text:p>168.9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59784" calcext:value-type="float">
            <text:p>168.9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53688" calcext:value-type="float">
            <text:p>168.9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62832" calcext:value-type="float">
            <text:p>168.9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7112" calcext:value-type="float">
            <text:p>168.9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62248" calcext:value-type="float">
            <text:p>168.8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1768" calcext:value-type="float">
            <text:p>168.8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9576" calcext:value-type="float">
            <text:p>168.8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37864" calcext:value-type="float">
            <text:p>168.8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3856" calcext:value-type="float">
            <text:p>168.7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824" calcext:value-type="float">
            <text:p>168.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7384" calcext:value-type="float">
            <text:p>168.8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86048" calcext:value-type="float">
            <text:p>168.7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2144" calcext:value-type="float">
            <text:p>168.7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728" calcext:value-type="float">
            <text:p>168.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6904" calcext:value-type="float">
            <text:p>168.7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6528" calcext:value-type="float">
            <text:p>168.8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4712" calcext:value-type="float">
            <text:p>168.7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0432" calcext:value-type="float">
            <text:p>168.8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9472" calcext:value-type="float">
            <text:p>168.7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0328" calcext:value-type="float">
            <text:p>168.7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6424" calcext:value-type="float">
            <text:p>168.7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4712" calcext:value-type="float">
            <text:p>168.7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58616" calcext:value-type="float">
            <text:p>168.7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872" calcext:value-type="float">
            <text:p>168.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62248" calcext:value-type="float">
            <text:p>168.8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92728" calcext:value-type="float">
            <text:p>168.8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0432" calcext:value-type="float">
            <text:p>168.8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16528" calcext:value-type="float">
            <text:p>168.8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36696" calcext:value-type="float">
            <text:p>168.6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3752" calcext:value-type="float">
            <text:p>168.7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9472" calcext:value-type="float">
            <text:p>168.7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43376" calcext:value-type="float">
            <text:p>168.7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728" calcext:value-type="float">
            <text:p>168.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76904" calcext:value-type="float">
            <text:p>168.7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1664" calcext:value-type="float">
            <text:p>168.7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07384" calcext:value-type="float">
            <text:p>168.8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3104" calcext:value-type="float">
            <text:p>168.8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968" calcext:value-type="float">
            <text:p>168.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7444" calcext:value-type="float">
            <text:p>168.8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56152" calcext:value-type="float">
            <text:p>168.8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17112" calcext:value-type="float">
            <text:p>168.9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01872" calcext:value-type="float">
            <text:p>168.9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3208" calcext:value-type="float">
            <text:p>168.9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29888" calcext:value-type="float">
            <text:p>169.0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5984" calcext:value-type="float">
            <text:p>169.0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45128" calcext:value-type="float">
            <text:p>169.0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69512" calcext:value-type="float">
            <text:p>169.0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039032" calcext:value-type="float">
            <text:p>169.0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145712" calcext:value-type="float">
            <text:p>169.1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1912" calcext:value-type="float">
            <text:p>169.2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95064" calcext:value-type="float">
            <text:p>169.2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49928" calcext:value-type="float">
            <text:p>169.3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68216" calcext:value-type="float">
            <text:p>169.3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37736" calcext:value-type="float">
            <text:p>169.3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22496" calcext:value-type="float">
            <text:p>169.3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1576" calcext:value-type="float">
            <text:p>169.5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8404" calcext:value-type="float">
            <text:p>169.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2056" calcext:value-type="float">
            <text:p>169.6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87672" calcext:value-type="float">
            <text:p>169.5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2912" calcext:value-type="float">
            <text:p>169.6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8528" calcext:value-type="float">
            <text:p>169.5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4144" calcext:value-type="float">
            <text:p>169.5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05376" calcext:value-type="float">
            <text:p>169.5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71848" calcext:value-type="float">
            <text:p>169.4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024" calcext:value-type="float">
            <text:p>169.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62704" calcext:value-type="float">
            <text:p>169.4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096" calcext:value-type="float">
            <text:p>169.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928" calcext:value-type="float">
            <text:p>169.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0512" calcext:value-type="float">
            <text:p>169.4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0512" calcext:value-type="float">
            <text:p>169.4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44416" calcext:value-type="float">
            <text:p>169.4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2976" calcext:value-type="float">
            <text:p>169.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5" calcext:value-type="float">
            <text:p>169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72432" calcext:value-type="float">
            <text:p>169.5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2056" calcext:value-type="float">
            <text:p>169.6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8152" calcext:value-type="float">
            <text:p>169.6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371264" calcext:value-type="float">
            <text:p>169.3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35856" calcext:value-type="float">
            <text:p>169.5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3016" calcext:value-type="float">
            <text:p>169.6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2536" calcext:value-type="float">
            <text:p>169.6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24248" calcext:value-type="float">
            <text:p>169.6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93184" calcext:value-type="float">
            <text:p>169.4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08424" calcext:value-type="float">
            <text:p>169.5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56608" calcext:value-type="float">
            <text:p>169.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62704" calcext:value-type="float">
            <text:p>169.4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096" calcext:value-type="float">
            <text:p>169.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0344" calcext:value-type="float">
            <text:p>169.6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5104" calcext:value-type="float">
            <text:p>169.6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7568" calcext:value-type="float">
            <text:p>169.5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18152" calcext:value-type="float">
            <text:p>169.6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692" calcext:value-type="float">
            <text:p>169.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9112" calcext:value-type="float">
            <text:p>169.6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2536" calcext:value-type="float">
            <text:p>169.6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8632" calcext:value-type="float">
            <text:p>169.6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45584" calcext:value-type="float">
            <text:p>169.6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4728" calcext:value-type="float">
            <text:p>169.6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0824" calcext:value-type="float">
            <text:p>169.6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212" calcext:value-type="float">
            <text:p>169.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3016" calcext:value-type="float">
            <text:p>169.6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596" calcext:value-type="float">
            <text:p>169.6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5" calcext:value-type="float">
            <text:p>169.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7776" calcext:value-type="float">
            <text:p>169.6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8216" calcext:value-type="float">
            <text:p>169.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0448" calcext:value-type="float">
            <text:p>169.7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9592" calcext:value-type="float">
            <text:p>169.7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67504" calcext:value-type="float">
            <text:p>169.7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4728" calcext:value-type="float">
            <text:p>169.6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33976" calcext:value-type="float">
            <text:p>169.7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692" calcext:value-type="float">
            <text:p>169.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4144" calcext:value-type="float">
            <text:p>169.5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2912" calcext:value-type="float">
            <text:p>169.6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60824" calcext:value-type="float">
            <text:p>169.6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02912" calcext:value-type="float">
            <text:p>169.6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3768" calcext:value-type="float">
            <text:p>169.5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3644" calcext:value-type="float">
            <text:p>169.6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0072" calcext:value-type="float">
            <text:p>169.7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6544" calcext:value-type="float">
            <text:p>169.7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9112" calcext:value-type="float">
            <text:p>169.6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27296" calcext:value-type="float">
            <text:p>169.6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26712" calcext:value-type="float">
            <text:p>169.5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51096" calcext:value-type="float">
            <text:p>169.5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1452" calcext:value-type="float">
            <text:p>169.5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48048" calcext:value-type="float">
            <text:p>169.5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69384" calcext:value-type="float">
            <text:p>169.5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59072" calcext:value-type="float">
            <text:p>169.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57776" calcext:value-type="float">
            <text:p>169.6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6544" calcext:value-type="float">
            <text:p>169.7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1304" calcext:value-type="float">
            <text:p>169.6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94352" calcext:value-type="float">
            <text:p>169.6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49216" calcext:value-type="float">
            <text:p>169.7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9592" calcext:value-type="float">
            <text:p>169.7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70552" calcext:value-type="float">
            <text:p>169.7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2472" calcext:value-type="float">
            <text:p>169.8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35144" calcext:value-type="float">
            <text:p>169.9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44872" calcext:value-type="float">
            <text:p>170.0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68672" calcext:value-type="float">
            <text:p>169.9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61992" calcext:value-type="float">
            <text:p>169.8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74768" calcext:value-type="float">
            <text:p>169.9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87544" calcext:value-type="float">
            <text:p>170.0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45456" calcext:value-type="float">
            <text:p>170.1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2412" calcext:value-type="float">
            <text:p>170.1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20488" calcext:value-type="float">
            <text:p>170.0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11344" calcext:value-type="float">
            <text:p>170.0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0384" calcext:value-type="float">
            <text:p>169.9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84496" calcext:value-type="float">
            <text:p>170.0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81448" calcext:value-type="float">
            <text:p>170.0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35728" calcext:value-type="float">
            <text:p>170.0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68672" calcext:value-type="float">
            <text:p>169.9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80864" calcext:value-type="float">
            <text:p>169.9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30216" calcext:value-type="float">
            <text:p>170.1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14976" calcext:value-type="float">
            <text:p>170.1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6316" calcext:value-type="float">
            <text:p>170.0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72304" calcext:value-type="float">
            <text:p>170.0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35728" calcext:value-type="float">
            <text:p>170.0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96104" calcext:value-type="float">
            <text:p>169.9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8568" calcext:value-type="float">
            <text:p>169.8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99736" calcext:value-type="float">
            <text:p>170.0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9364" calcext:value-type="float">
            <text:p>170.0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23536" calcext:value-type="float">
            <text:p>170.0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80864" calcext:value-type="float">
            <text:p>169.9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53432" calcext:value-type="float">
            <text:p>169.9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8241" calcext:value-type="float">
            <text:p>171.68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22161" calcext:value-type="float">
            <text:p>171.722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48196" calcext:value-type="float">
            <text:p>171.74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167635" calcext:value-type="float">
            <text:p>171.716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29273" calcext:value-type="float">
            <text:p>171.729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57975" calcext:value-type="float">
            <text:p>171.75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59626" calcext:value-type="float">
            <text:p>171.759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9207" calcext:value-type="float">
            <text:p>171.709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060955" calcext:value-type="float">
            <text:p>171.706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922015" calcext:value-type="float">
            <text:p>171.7922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25539" calcext:value-type="float">
            <text:p>171.825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91203238095" calcext:value-type="float">
            <text:p>171.69120323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72157032258" calcext:value-type="float">
            <text:p>172.27215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419964" calcext:value-type="float">
            <text:p>172.741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5159516129" calcext:value-type="float">
            <text:p>173.15159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746852" calcext:value-type="float">
            <text:p>173.274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22569096774" calcext:value-type="float">
            <text:p>172.92256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8883416129" calcext:value-type="float">
            <text:p>171.888834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06298" calcext:value-type="float">
            <text:p>171.510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94235129032" calcext:value-type="float">
            <text:p>171.594235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25643433333" calcext:value-type="float">
            <text:p>172.525643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66626806452" calcext:value-type="float">
            <text:p>172.466626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21052310345" calcext:value-type="float">
            <text:p>172.521052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95582806452" calcext:value-type="float">
            <text:p>172.495582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9374757971" calcext:value-type="float">
            <text:p>172.99374757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49217758621" calcext:value-type="float">
            <text:p>173.249217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99797333333" calcext:value-type="float">
            <text:p>173.29979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95121965517" calcext:value-type="float">
            <text:p>173.595121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429092" calcext:value-type="float">
            <text:p>173.542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339367146667" calcext:value-type="float">
            <text:p>173.33936714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57982034483" calcext:value-type="float">
            <text:p>173.057982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616304" calcext:value-type="float">
            <text:p>172.86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65282344828" calcext:value-type="float">
            <text:p>173.065282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28588633333" calcext:value-type="float">
            <text:p>173.1285886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64928777778" calcext:value-type="float">
            <text:p>173.264928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3135986014" calcext:value-type="float">
            <text:p>173.4313598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45144" calcext:value-type="float">
            <text:p>173.7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752" calcext:value-type="float">
            <text:p>182.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712" calcext:value-type="float">
            <text:p>188.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6816" calcext:value-type="float">
            <text:p>195.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9384" calcext:value-type="float">
            <text:p>192.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1952" calcext:value-type="float">
            <text:p>190.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144" calcext:value-type="float">
            <text:p>191.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410605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32" meta:object-count="0"/>
    <meta:user-defined meta:name="AppVersion">3.0</meta:user-defined>
  </office:meta>
</office:document-meta>
</file>